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22 results.B1:results.B1 results.B2:results.B22 results.A1:results.A1 results.A2:results.A22 results.C1:results.C1 results.C2:results.C22 results.A1:results.A1 results.A2:results.A22 results.D1:results.D1 results.D2:results.D22 results.A1:results.A1 results.A2:results.A22 results.E1:results.E1 results.E2:results.E22 results.A1:results.A1 results.A2:results.A22 results.F1:results.F1 results.F2:results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0842260805319" calcext:value-type="float">
            <text:p>0.9608422608</text:p>
          </table:table-cell>
          <table:table-cell office:value-type="float" office:value="0.949759881787957" calcext:value-type="float">
            <text:p>0.9497598818</text:p>
          </table:table-cell>
          <table:table-cell office:value-type="float" office:value="0.949021056520133" calcext:value-type="float">
            <text:p>0.9490210565</text:p>
          </table:table-cell>
          <table:table-cell office:value-type="float" office:value="0.943849279645364" calcext:value-type="float">
            <text:p>0.9438492796</text:p>
          </table:table-cell>
          <table:table-cell office:value-type="float" office:value="0.939046915404507" calcext:value-type="float">
            <text:p>0.9390469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5301071296638" calcext:value-type="float">
            <text:p>0.9553010713</text:p>
          </table:table-cell>
          <table:table-cell office:value-type="float" office:value="0.954562246028814" calcext:value-type="float">
            <text:p>0.954562246</text:p>
          </table:table-cell>
          <table:table-cell table:number-columns-repeated="2" office:value-type="float" office:value="0.94680458071666" calcext:value-type="float">
            <text:p>0.9468045807</text:p>
          </table:table-cell>
          <table:table-cell office:value-type="float" office:value="0.945326930181012" calcext:value-type="float">
            <text:p>0.9453269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1606944957518" calcext:value-type="float">
            <text:p>0.951606945</text:p>
          </table:table-cell>
          <table:table-cell office:value-type="float" office:value="0.949759881787957" calcext:value-type="float">
            <text:p>0.9497598818</text:p>
          </table:table-cell>
          <table:table-cell office:value-type="float" office:value="0.948651643886221" calcext:value-type="float">
            <text:p>0.9486516439</text:p>
          </table:table-cell>
          <table:table-cell office:value-type="float" office:value="0.947543405984485" calcext:value-type="float">
            <text:p>0.947543406</text:p>
          </table:table-cell>
          <table:table-cell office:value-type="float" office:value="0.945696342814924" calcext:value-type="float">
            <text:p>0.9456963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8943479867012" calcext:value-type="float">
            <text:p>0.9789434799</text:p>
          </table:table-cell>
          <table:table-cell office:value-type="float" office:value="0.95567048393055" calcext:value-type="float">
            <text:p>0.9556704839</text:p>
          </table:table-cell>
          <table:table-cell office:value-type="float" office:value="0.951606944957518" calcext:value-type="float">
            <text:p>0.951606945</text:p>
          </table:table-cell>
          <table:table-cell office:value-type="float" office:value="0.950129294421869" calcext:value-type="float">
            <text:p>0.9501292944</text:p>
          </table:table-cell>
          <table:table-cell office:value-type="float" office:value="0.949390469154045" calcext:value-type="float">
            <text:p>0.9493904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1950498707056" calcext:value-type="float">
            <text:p>0.9619504987</text:p>
          </table:table-cell>
          <table:table-cell office:value-type="float" office:value="0.957886959734023" calcext:value-type="float">
            <text:p>0.9578869597</text:p>
          </table:table-cell>
          <table:table-cell office:value-type="float" office:value="0.950129294421869" calcext:value-type="float">
            <text:p>0.9501292944</text:p>
          </table:table-cell>
          <table:table-cell office:value-type="float" office:value="0.947173993350573" calcext:value-type="float">
            <text:p>0.9471739934</text:p>
          </table:table-cell>
          <table:table-cell office:value-type="float" office:value="0.942371629109716" calcext:value-type="float">
            <text:p>0.9423716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268932397488" calcext:value-type="float">
            <text:p>0.962689324</text:p>
          </table:table-cell>
          <table:table-cell office:value-type="float" office:value="0.961950498707056" calcext:value-type="float">
            <text:p>0.9619504987</text:p>
          </table:table-cell>
          <table:table-cell office:value-type="float" office:value="0.958995197635759" calcext:value-type="float">
            <text:p>0.9589951976</text:p>
          </table:table-cell>
          <table:table-cell office:value-type="float" office:value="0.95567048393055" calcext:value-type="float">
            <text:p>0.9556704839</text:p>
          </table:table-cell>
          <table:table-cell office:value-type="float" office:value="0.954562246028814" calcext:value-type="float">
            <text:p>0.954562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3058736608792" calcext:value-type="float">
            <text:p>0.9630587366</text:p>
          </table:table-cell>
          <table:table-cell office:value-type="float" office:value="0.954931658662726" calcext:value-type="float">
            <text:p>0.9549316587</text:p>
          </table:table-cell>
          <table:table-cell office:value-type="float" office:value="0.951606944957518" calcext:value-type="float">
            <text:p>0.951606945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449575175471" calcext:value-type="float">
            <text:p>0.94495751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960103435537495" calcext:value-type="float">
            <text:p>0.9601034355</text:p>
          </table:table-cell>
          <table:table-cell office:value-type="float" office:value="0.950868119689693" calcext:value-type="float">
            <text:p>0.9508681197</text:p>
          </table:table-cell>
          <table:table-cell office:value-type="float" office:value="0.946065755448836" calcext:value-type="float">
            <text:p>0.9460657554</text:p>
          </table:table-cell>
          <table:table-cell office:value-type="float" office:value="0.943479867011452" calcext:value-type="float">
            <text:p>0.9434798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6778721832287" calcext:value-type="float">
            <text:p>0.9567787218</text:p>
          </table:table-cell>
          <table:table-cell office:value-type="float" office:value="0.951237532323605" calcext:value-type="float">
            <text:p>0.9512375323</text:p>
          </table:table-cell>
          <table:table-cell office:value-type="float" office:value="0.950129294421869" calcext:value-type="float">
            <text:p>0.9501292944</text:p>
          </table:table-cell>
          <table:table-cell office:value-type="float" office:value="0.947912818618397" calcext:value-type="float">
            <text:p>0.9479128186</text:p>
          </table:table-cell>
          <table:table-cell office:value-type="float" office:value="0.946435168082748" calcext:value-type="float">
            <text:p>0.9464351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5275212412264" calcext:value-type="float">
            <text:p>0.9652752124</text:p>
          </table:table-cell>
          <table:table-cell office:value-type="float" office:value="0.960103435537495" calcext:value-type="float">
            <text:p>0.9601034355</text:p>
          </table:table-cell>
          <table:table-cell office:value-type="float" office:value="0.952715182859254" calcext:value-type="float">
            <text:p>0.9527151829</text:p>
          </table:table-cell>
          <table:table-cell office:value-type="float" office:value="0.950868119689693" calcext:value-type="float">
            <text:p>0.9508681197</text:p>
          </table:table-cell>
          <table:table-cell office:value-type="float" office:value="0.948651643886221" calcext:value-type="float">
            <text:p>0.9486516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0842260805319" calcext:value-type="float">
            <text:p>0.9608422608</text:p>
          </table:table-cell>
          <table:table-cell office:value-type="float" office:value="0.95197635759143" calcext:value-type="float">
            <text:p>0.9519763576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45326930181012" calcext:value-type="float">
            <text:p>0.9453269302</text:p>
          </table:table-cell>
          <table:table-cell office:value-type="float" office:value="0.942002216475804" calcext:value-type="float">
            <text:p>0.94200221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3428149242704" calcext:value-type="float">
            <text:p>0.9634281492</text:p>
          </table:table-cell>
          <table:table-cell office:value-type="float" office:value="0.956778721832287" calcext:value-type="float">
            <text:p>0.9567787218</text:p>
          </table:table-cell>
          <table:table-cell office:value-type="float" office:value="0.955301071296638" calcext:value-type="float">
            <text:p>0.9553010713</text:p>
          </table:table-cell>
          <table:table-cell office:value-type="float" office:value="0.944218692279276" calcext:value-type="float">
            <text:p>0.9442186923</text:p>
          </table:table-cell>
          <table:table-cell office:value-type="float" office:value="0.938308090136683" calcext:value-type="float">
            <text:p>0.93830809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567048393055" calcext:value-type="float">
            <text:p>0.9556704839</text:p>
          </table:table-cell>
          <table:table-cell office:value-type="float" office:value="0.947912818618397" calcext:value-type="float">
            <text:p>0.9479128186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46065755448836" calcext:value-type="float">
            <text:p>0.9460657554</text:p>
          </table:table-cell>
          <table:table-cell office:value-type="float" office:value="0.944588104913188" calcext:value-type="float">
            <text:p>0.9445881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6039896564462" calcext:value-type="float">
            <text:p>0.9560398966</text:p>
          </table:table-cell>
          <table:table-cell office:value-type="float" office:value="0.954192833394902" calcext:value-type="float">
            <text:p>0.9541928334</text:p>
          </table:table-cell>
          <table:table-cell office:value-type="float" office:value="0.952345770225342" calcext:value-type="float">
            <text:p>0.9523457702</text:p>
          </table:table-cell>
          <table:table-cell office:value-type="float" office:value="0.940893978574067" calcext:value-type="float">
            <text:p>0.9408939786</text:p>
          </table:table-cell>
          <table:table-cell office:value-type="float" office:value="0.928333949021056" calcext:value-type="float">
            <text:p>0.928333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0472848171407" calcext:value-type="float">
            <text:p>0.9604728482</text:p>
          </table:table-cell>
          <table:table-cell office:value-type="float" office:value="0.952715182859254" calcext:value-type="float">
            <text:p>0.9527151829</text:p>
          </table:table-cell>
          <table:table-cell office:value-type="float" office:value="0.940155153306243" calcext:value-type="float">
            <text:p>0.9401551533</text:p>
          </table:table-cell>
          <table:table-cell office:value-type="float" office:value="0.938308090136683" calcext:value-type="float">
            <text:p>0.9383080901</text:p>
          </table:table-cell>
          <table:table-cell office:value-type="float" office:value="0.932766900628002" calcext:value-type="float">
            <text:p>0.9327669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0446989287034" calcext:value-type="float">
            <text:p>0.9704469893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52715182859254" calcext:value-type="float">
            <text:p>0.9527151829</text:p>
          </table:table-cell>
          <table:table-cell office:value-type="float" office:value="0.95197635759143" calcext:value-type="float">
            <text:p>0.9519763576</text:p>
          </table:table-cell>
          <table:table-cell office:value-type="float" office:value="0.948651643886221" calcext:value-type="float">
            <text:p>0.9486516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1606944957518" calcext:value-type="float">
            <text:p>0.951606945</text:p>
          </table:table-cell>
          <table:table-cell office:value-type="float" office:value="0.951237532323605" calcext:value-type="float">
            <text:p>0.9512375323</text:p>
          </table:table-cell>
          <table:table-cell office:value-type="float" office:value="0.942741041743628" calcext:value-type="float">
            <text:p>0.9427410417</text:p>
          </table:table-cell>
          <table:table-cell office:value-type="float" office:value="0.940155153306243" calcext:value-type="float">
            <text:p>0.9401551533</text:p>
          </table:table-cell>
          <table:table-cell office:value-type="float" office:value="0.936830439601034" calcext:value-type="float">
            <text:p>0.93683043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60842260805319" calcext:value-type="float">
            <text:p>0.9608422608</text:p>
          </table:table-cell>
          <table:table-cell office:value-type="float" office:value="0.957517547100111" calcext:value-type="float">
            <text:p>0.9575175471</text:p>
          </table:table-cell>
          <table:table-cell office:value-type="float" office:value="0.95567048393055" calcext:value-type="float">
            <text:p>0.9556704839</text:p>
          </table:table-cell>
          <table:table-cell office:value-type="float" office:value="0.954931658662726" calcext:value-type="float">
            <text:p>0.9549316587</text:p>
          </table:table-cell>
          <table:table-cell office:value-type="float" office:value="0.949390469154045" calcext:value-type="float">
            <text:p>0.94939046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8574067233099" calcext:value-type="float">
            <text:p>0.9785740672</text:p>
          </table:table-cell>
          <table:table-cell office:value-type="float" office:value="0.964905799778352" calcext:value-type="float">
            <text:p>0.9649057998</text:p>
          </table:table-cell>
          <table:table-cell office:value-type="float" office:value="0.95382342076099" calcext:value-type="float">
            <text:p>0.9538234208</text:p>
          </table:table-cell>
          <table:table-cell office:value-type="float" office:value="0.945696342814924" calcext:value-type="float">
            <text:p>0.9456963428</text:p>
          </table:table-cell>
          <table:table-cell office:value-type="float" office:value="0.937938677502771" calcext:value-type="float">
            <text:p>0.93793867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7148134466199" calcext:value-type="float">
            <text:p>0.9571481345</text:p>
          </table:table-cell>
          <table:table-cell office:value-type="float" office:value="0.956039896564462" calcext:value-type="float">
            <text:p>0.9560398966</text:p>
          </table:table-cell>
          <table:table-cell office:value-type="float" office:value="0.952345770225342" calcext:value-type="float">
            <text:p>0.9523457702</text:p>
          </table:table-cell>
          <table:table-cell office:value-type="float" office:value="0.95197635759143" calcext:value-type="float">
            <text:p>0.9519763576</text:p>
          </table:table-cell>
          <table:table-cell office:value-type="float" office:value="0.946065755448836" calcext:value-type="float">
            <text:p>0.9460657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2715182859254" calcext:value-type="float">
            <text:p>0.9527151829</text:p>
          </table:table-cell>
          <table:table-cell office:value-type="float" office:value="0.937569264868858" calcext:value-type="float">
            <text:p>0.9375692649</text:p>
          </table:table-cell>
          <table:table-cell office:value-type="float" office:value="0.935722201699298" calcext:value-type="float">
            <text:p>0.9357222017</text:p>
          </table:table-cell>
          <table:table-cell office:value-type="float" office:value="0.897672700406354" calcext:value-type="float">
            <text:p>0.8976727004</text:p>
          </table:table-cell>
          <table:table-cell office:value-type="float" office:value="0.895456224602881" calcext:value-type="float">
            <text:p>0.8954562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50:17.702625111</dc:date>
    <meta:editing-duration>PT23S</meta:editing-duration>
    <meta:editing-cycles>1</meta:editing-cycles>
    <meta:document-statistic meta:table-count="1" meta:cell-count="1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22" chart:data-source-has-labels="row" svg:x="0.32cm" svg:y="0.18cm" svg:width="12.08cm" svg:height="8.64cm">
          <chartooo:coordinate-region svg:x="1.275cm" svg:y="0.382cm" svg:width="10.922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22" chart:label-cell-address="results.B1:results.B1" chart:class="chart:scatter">
            <chart:domain table:cell-range-address="results.A2:results.A22"/>
            <chart:data-point chart:repeated="21"/>
          </chart:series>
          <chart:series chart:style-name="ch7" chart:values-cell-range-address="results.C2:results.C22" chart:label-cell-address="results.C1:results.C1" chart:class="chart:scatter">
            <chart:data-point chart:repeated="21"/>
          </chart:series>
          <chart:series chart:style-name="ch8" chart:values-cell-range-address="results.D2:results.D22" chart:label-cell-address="results.D1:results.D1" chart:class="chart:scatter">
            <chart:data-point chart:repeated="21"/>
          </chart:series>
          <chart:series chart:style-name="ch9" chart:values-cell-range-address="results.E2:results.E22" chart:label-cell-address="results.E1:results.E1" chart:class="chart:scatter">
            <chart:data-point chart:repeated="21"/>
          </chart:series>
          <chart:series chart:style-name="ch10" chart:values-cell-range-address="results.F2:results.F22" chart:label-cell-address="results.F1:results.F1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22</svg:desc>
                </draw:g>
              </table:table-cell>
              <table:table-cell office:value-type="float" office:value="0.960842260805319">
                <text:p>0.960842260805319</text:p>
                <draw:g>
                  <svg:desc>results.B2:results.B22</svg:desc>
                </draw:g>
              </table:table-cell>
              <table:table-cell office:value-type="float" office:value="0.949759881787957">
                <text:p>0.949759881787957</text:p>
                <draw:g>
                  <svg:desc>results.C2:results.C22</svg:desc>
                </draw:g>
              </table:table-cell>
              <table:table-cell office:value-type="float" office:value="0.949021056520133">
                <text:p>0.949021056520133</text:p>
                <draw:g>
                  <svg:desc>results.D2:results.D22</svg:desc>
                </draw:g>
              </table:table-cell>
              <table:table-cell office:value-type="float" office:value="0.943849279645364">
                <text:p>0.943849279645364</text:p>
                <draw:g>
                  <svg:desc>results.E2:results.E22</svg:desc>
                </draw:g>
              </table:table-cell>
              <table:table-cell office:value-type="float" office:value="0.939046915404507">
                <text:p>0.939046915404507</text:p>
                <draw:g>
                  <svg:desc>results.F2:results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5301071296638">
                <text:p>0.955301071296638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5326930181012">
                <text:p>0.94532693018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1606944957518">
                <text:p>0.951606944957518</text:p>
              </table:table-cell>
              <table:table-cell office:value-type="float" office:value="0.949759881787957">
                <text:p>0.949759881787957</text:p>
              </table:table-cell>
              <table:table-cell office:value-type="float" office:value="0.948651643886221">
                <text:p>0.948651643886221</text:p>
              </table:table-cell>
              <table:table-cell office:value-type="float" office:value="0.947543405984485">
                <text:p>0.947543405984485</text:p>
              </table:table-cell>
              <table:table-cell office:value-type="float" office:value="0.945696342814924">
                <text:p>0.945696342814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78943479867012">
                <text:p>0.978943479867012</text:p>
              </table:table-cell>
              <table:table-cell office:value-type="float" office:value="0.95567048393055">
                <text:p>0.95567048393055</text:p>
              </table:table-cell>
              <table:table-cell office:value-type="float" office:value="0.951606944957518">
                <text:p>0.951606944957518</text:p>
              </table:table-cell>
              <table:table-cell office:value-type="float" office:value="0.950129294421869">
                <text:p>0.950129294421869</text:p>
              </table:table-cell>
              <table:table-cell office:value-type="float" office:value="0.949390469154045">
                <text:p>0.949390469154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61950498707056">
                <text:p>0.961950498707056</text:p>
              </table:table-cell>
              <table:table-cell office:value-type="float" office:value="0.957886959734023">
                <text:p>0.957886959734023</text:p>
              </table:table-cell>
              <table:table-cell office:value-type="float" office:value="0.950129294421869">
                <text:p>0.950129294421869</text:p>
              </table:table-cell>
              <table:table-cell office:value-type="float" office:value="0.947173993350573">
                <text:p>0.947173993350573</text:p>
              </table:table-cell>
              <table:table-cell office:value-type="float" office:value="0.942371629109716">
                <text:p>0.94237162910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6268932397488">
                <text:p>0.96268932397488</text:p>
              </table:table-cell>
              <table:table-cell office:value-type="float" office:value="0.961950498707056">
                <text:p>0.961950498707056</text:p>
              </table:table-cell>
              <table:table-cell office:value-type="float" office:value="0.958995197635759">
                <text:p>0.958995197635759</text:p>
              </table:table-cell>
              <table:table-cell office:value-type="float" office:value="0.95567048393055">
                <text:p>0.95567048393055</text:p>
              </table:table-cell>
              <table:table-cell office:value-type="float" office:value="0.954562246028814">
                <text:p>0.954562246028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63058736608792">
                <text:p>0.963058736608792</text:p>
              </table:table-cell>
              <table:table-cell office:value-type="float" office:value="0.954931658662726">
                <text:p>0.954931658662726</text:p>
              </table:table-cell>
              <table:table-cell office:value-type="float" office:value="0.951606944957518">
                <text:p>0.951606944957518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49575175471">
                <text:p>0.9449575175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60103435537495">
                <text:p>0.960103435537495</text:p>
              </table:table-cell>
              <table:table-cell office:value-type="float" office:value="0.960103435537495">
                <text:p>0.960103435537495</text:p>
              </table:table-cell>
              <table:table-cell office:value-type="float" office:value="0.950868119689693">
                <text:p>0.950868119689693</text:p>
              </table:table-cell>
              <table:table-cell office:value-type="float" office:value="0.946065755448836">
                <text:p>0.946065755448836</text:p>
              </table:table-cell>
              <table:table-cell office:value-type="float" office:value="0.943479867011452">
                <text:p>0.943479867011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56778721832287">
                <text:p>0.956778721832287</text:p>
              </table:table-cell>
              <table:table-cell office:value-type="float" office:value="0.951237532323605">
                <text:p>0.951237532323605</text:p>
              </table:table-cell>
              <table:table-cell office:value-type="float" office:value="0.950129294421869">
                <text:p>0.950129294421869</text:p>
              </table:table-cell>
              <table:table-cell office:value-type="float" office:value="0.947912818618397">
                <text:p>0.947912818618397</text:p>
              </table:table-cell>
              <table:table-cell office:value-type="float" office:value="0.946435168082748">
                <text:p>0.946435168082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65275212412264">
                <text:p>0.965275212412264</text:p>
              </table:table-cell>
              <table:table-cell office:value-type="float" office:value="0.960103435537495">
                <text:p>0.960103435537495</text:p>
              </table:table-cell>
              <table:table-cell office:value-type="float" office:value="0.952715182859254">
                <text:p>0.952715182859254</text:p>
              </table:table-cell>
              <table:table-cell office:value-type="float" office:value="0.950868119689693">
                <text:p>0.950868119689693</text:p>
              </table:table-cell>
              <table:table-cell office:value-type="float" office:value="0.948651643886221">
                <text:p>0.948651643886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60842260805319">
                <text:p>0.960842260805319</text:p>
              </table:table-cell>
              <table:table-cell office:value-type="float" office:value="0.95197635759143">
                <text:p>0.95197635759143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5326930181012">
                <text:p>0.945326930181012</text:p>
              </table:table-cell>
              <table:table-cell office:value-type="float" office:value="0.942002216475804">
                <text:p>0.942002216475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63428149242704">
                <text:p>0.963428149242704</text:p>
              </table:table-cell>
              <table:table-cell office:value-type="float" office:value="0.956778721832287">
                <text:p>0.956778721832287</text:p>
              </table:table-cell>
              <table:table-cell office:value-type="float" office:value="0.955301071296638">
                <text:p>0.955301071296638</text:p>
              </table:table-cell>
              <table:table-cell office:value-type="float" office:value="0.944218692279276">
                <text:p>0.944218692279276</text:p>
              </table:table-cell>
              <table:table-cell office:value-type="float" office:value="0.938308090136683">
                <text:p>0.938308090136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5567048393055">
                <text:p>0.95567048393055</text:p>
              </table:table-cell>
              <table:table-cell office:value-type="float" office:value="0.947912818618397">
                <text:p>0.947912818618397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6065755448836">
                <text:p>0.946065755448836</text:p>
              </table:table-cell>
              <table:table-cell office:value-type="float" office:value="0.944588104913188">
                <text:p>0.944588104913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56039896564462">
                <text:p>0.956039896564462</text:p>
              </table:table-cell>
              <table:table-cell office:value-type="float" office:value="0.954192833394902">
                <text:p>0.954192833394902</text:p>
              </table:table-cell>
              <table:table-cell office:value-type="float" office:value="0.952345770225342">
                <text:p>0.952345770225342</text:p>
              </table:table-cell>
              <table:table-cell office:value-type="float" office:value="0.940893978574067">
                <text:p>0.940893978574067</text:p>
              </table:table-cell>
              <table:table-cell office:value-type="float" office:value="0.928333949021056">
                <text:p>0.928333949021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60472848171407">
                <text:p>0.960472848171407</text:p>
              </table:table-cell>
              <table:table-cell office:value-type="float" office:value="0.952715182859254">
                <text:p>0.952715182859254</text:p>
              </table:table-cell>
              <table:table-cell office:value-type="float" office:value="0.940155153306243">
                <text:p>0.940155153306243</text:p>
              </table:table-cell>
              <table:table-cell office:value-type="float" office:value="0.938308090136683">
                <text:p>0.938308090136683</text:p>
              </table:table-cell>
              <table:table-cell office:value-type="float" office:value="0.932766900628002">
                <text:p>0.932766900628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70446989287034">
                <text:p>0.970446989287034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52715182859254">
                <text:p>0.952715182859254</text:p>
              </table:table-cell>
              <table:table-cell office:value-type="float" office:value="0.95197635759143">
                <text:p>0.95197635759143</text:p>
              </table:table-cell>
              <table:table-cell office:value-type="float" office:value="0.948651643886221">
                <text:p>0.948651643886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51606944957518">
                <text:p>0.951606944957518</text:p>
              </table:table-cell>
              <table:table-cell office:value-type="float" office:value="0.951237532323605">
                <text:p>0.951237532323605</text:p>
              </table:table-cell>
              <table:table-cell office:value-type="float" office:value="0.942741041743628">
                <text:p>0.942741041743628</text:p>
              </table:table-cell>
              <table:table-cell office:value-type="float" office:value="0.940155153306243">
                <text:p>0.940155153306243</text:p>
              </table:table-cell>
              <table:table-cell office:value-type="float" office:value="0.936830439601034">
                <text:p>0.936830439601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60842260805319">
                <text:p>0.960842260805319</text:p>
              </table:table-cell>
              <table:table-cell office:value-type="float" office:value="0.957517547100111">
                <text:p>0.957517547100111</text:p>
              </table:table-cell>
              <table:table-cell office:value-type="float" office:value="0.95567048393055">
                <text:p>0.95567048393055</text:p>
              </table:table-cell>
              <table:table-cell office:value-type="float" office:value="0.954931658662726">
                <text:p>0.954931658662726</text:p>
              </table:table-cell>
              <table:table-cell office:value-type="float" office:value="0.949390469154045">
                <text:p>0.949390469154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78574067233099">
                <text:p>0.978574067233099</text:p>
              </table:table-cell>
              <table:table-cell office:value-type="float" office:value="0.964905799778352">
                <text:p>0.964905799778352</text:p>
              </table:table-cell>
              <table:table-cell office:value-type="float" office:value="0.95382342076099">
                <text:p>0.95382342076099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37938677502771">
                <text:p>0.9379386775027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57148134466199">
                <text:p>0.957148134466199</text:p>
              </table:table-cell>
              <table:table-cell office:value-type="float" office:value="0.956039896564462">
                <text:p>0.956039896564462</text:p>
              </table:table-cell>
              <table:table-cell office:value-type="float" office:value="0.952345770225342">
                <text:p>0.952345770225342</text:p>
              </table:table-cell>
              <table:table-cell office:value-type="float" office:value="0.95197635759143">
                <text:p>0.95197635759143</text:p>
              </table:table-cell>
              <table:table-cell office:value-type="float" office:value="0.946065755448836">
                <text:p>0.946065755448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52715182859254">
                <text:p>0.952715182859254</text:p>
              </table:table-cell>
              <table:table-cell office:value-type="float" office:value="0.937569264868858">
                <text:p>0.937569264868858</text:p>
              </table:table-cell>
              <table:table-cell office:value-type="float" office:value="0.935722201699298">
                <text:p>0.935722201699298</text:p>
              </table:table-cell>
              <table:table-cell office:value-type="float" office:value="0.897672700406354">
                <text:p>0.897672700406354</text:p>
              </table:table-cell>
              <table:table-cell office:value-type="float" office:value="0.895456224602881">
                <text:p>0.895456224602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